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637cm" fo:break-before="auto" style:use-optimal-row-height="true"/>
    </style:style>
    <style:style style:name="ro3" style:family="table-row">
      <style:table-row-properties style:row-height="2.42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08cm" fo:break-before="auto" style:use-optimal-row-height="true"/>
    </style:style>
    <style:style style:name="ro9" style:family="table-row">
      <style:table-row-properties style:row-height="3.685cm" fo:break-before="auto" style:use-optimal-row-height="true"/>
    </style:style>
    <style:style style:name="ro10" style:family="table-row">
      <style:table-row-properties style:row-height="2.515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ro13" style:family="table-row">
      <style:table-row-properties style:row-height="2.473cm" fo:break-before="auto" style:use-optimal-row-height="true"/>
    </style:style>
    <style:style style:name="ro14" style:family="table-row">
      <style:table-row-properties style:row-height="1.286cm" fo:break-before="auto" style:use-optimal-row-height="true"/>
    </style:style>
    <style:style style:name="ro15" style:family="table-row">
      <style:table-row-properties style:row-height="1.9cm" fo:break-before="auto" style:use-optimal-row-height="true"/>
    </style:style>
    <style:style style:name="ro16" style:family="table-row">
      <style:table-row-properties style:row-height="1.921cm" fo:break-before="auto" style:use-optimal-row-height="true"/>
    </style:style>
    <style:style style:name="ro17" style:family="table-row">
      <style:table-row-properties style:row-height="1.893cm" fo:break-before="auto" style:use-optimal-row-height="true"/>
    </style:style>
    <style:style style:name="ro18" style:family="table-row">
      <style:table-row-properties style:row-height="3.106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4.001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3.133cm" fo:break-before="auto" style:use-optimal-row-height="true"/>
    </style:style>
    <style:style style:name="ro25" style:family="table-row">
      <style:table-row-properties style:row-height="5.396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3.21cm" fo:break-before="auto" style:use-optimal-row-height="true"/>
    </style:style>
    <style:style style:name="ro28" style:family="table-row">
      <style:table-row-properties style:row-height="4.796cm" fo:break-before="auto" style:use-optimal-row-height="true"/>
    </style:style>
    <style:style style:name="ro29" style:family="table-row">
      <style:table-row-properties style:row-height="3.217cm" fo:break-before="auto" style:use-optimal-row-height="true"/>
    </style:style>
    <style:style style:name="ro30" style:family="table-row">
      <style:table-row-properties style:row-height="0.688cm" fo:break-before="auto" style:use-optimal-row-height="true"/>
    </style:style>
    <style:style style:name="ro31" style:family="table-row">
      <style:table-row-properties style:row-height="0.647cm" fo:break-before="auto" style:use-optimal-row-height="true"/>
    </style:style>
    <style:style style:name="ro32" style:family="table-row">
      <style:table-row-properties style:row-height="1.729cm" fo:break-before="auto" style:use-optimal-row-height="true"/>
    </style:style>
    <style:style style:name="ro33" style:family="table-row">
      <style:table-row-properties style:row-height="2.558cm" fo:break-before="auto" style:use-optimal-row-height="true"/>
    </style:style>
    <style:style style:name="ro34" style:family="table-row">
      <style:table-row-properties style:row-height="0.9cm" fo:break-before="auto" style:use-optimal-row-height="true"/>
    </style:style>
    <style:style style:name="ro35" style:family="table-row">
      <style:table-row-properties style:row-height="0.706cm" fo:break-before="auto" style:use-optimal-row-height="true"/>
    </style:style>
    <style:style style:name="ro36" style:family="table-row">
      <style:table-row-properties style:row-height="2.364cm" fo:break-before="auto" style:use-optimal-row-height="true"/>
    </style:style>
    <style:style style:name="ro37" style:family="table-row">
      <style:table-row-properties style:row-height="1.341cm" fo:break-before="auto" style:use-optimal-row-height="true"/>
    </style:style>
    <style:style style:name="ro38" style:family="table-row">
      <style:table-row-properties style:row-height="1.535cm" fo:break-before="auto" style:use-optimal-row-height="true"/>
    </style:style>
    <style:style style:name="ro39" style:family="table-row">
      <style:table-row-properties style:row-height="2.17cm" fo:break-before="auto" style:use-optimal-row-height="true"/>
    </style:style>
    <style:style style:name="ro40" style:family="table-row">
      <style:table-row-properties style:row-height="1.976cm" fo:break-before="auto" style:use-optimal-row-height="true"/>
    </style:style>
    <style:style style:name="ro41" style:family="table-row">
      <style:table-row-properties style:row-height="3.387cm" fo:break-before="auto" style:use-optimal-row-height="true"/>
    </style:style>
    <style:style style:name="ro42" style:family="table-row">
      <style:table-row-properties style:row-height="0.69cm" fo:break-before="auto" style:use-optimal-row-height="true"/>
    </style:style>
    <style:style style:name="ro4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1T11:34:03.37">
            <text:p>1031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1T11:34:03.37">
            <text:p>1031 <text:s/>1134</text:p>
          </table:table-cell>
          <table:table-cell table:style-name="ce7" table:formula="of:=NOW()" office:value-type="date" office:date-value="2021-10-31T11:34:03.37">
            <text:p>1031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1T11:34:03.37">
            <text:p>1031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1T11:34:03.47">
            <text:p>1031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1T11:34:03.47">
            <text:p>1031 <text:s/>1134</text:p>
          </table:table-cell>
          <table:table-cell table:style-name="ce7" table:formula="of:=NOW()" office:value-type="date" office:date-value="2021-10-31T11:34:03.47">
            <text:p>1031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1T11:34:03.47">
            <text:p>1031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10)">
            <text:p>(1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1T11:34:03.56">
            <text:p>1031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1T11:34:03.56">
            <text:p>1031 <text:s/>1134</text:p>
          </table:table-cell>
          <table:table-cell table:style-name="ce7" table:formula="of:=NOW()" office:value-type="date" office:date-value="2021-10-31T11:34:03.56">
            <text:p>1031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1T11:34:03.56">
            <text:p>1031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cm" draw:caption-point-x="-3.97cm" draw:caption-point-y="-1.128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1T11:34:03.65">
            <text:p>1031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1T11:34:03.65">
            <text:p>1031 <text:s/>1134</text:p>
          </table:table-cell>
          <table:table-cell table:style-name="ce7" table:formula="of:=NOW()" office:value-type="date" office:date-value="2021-10-31T11:34:03.65">
            <text:p>1031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1T11:34:03.65">
            <text:p>1031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1T11:34:03.75">
            <text:p>1031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1T11:34:03.75">
            <text:p>1031 <text:s/>1134</text:p>
          </table:table-cell>
          <table:table-cell table:style-name="ce7" table:formula="of:=NOW()" office:value-type="date" office:date-value="2021-10-31T11:34:03.75">
            <text:p>1031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1T11:34:03.75">
            <text:p>1031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0-31T09:38:07.12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1T11:34:04.19">
            <text:p>1031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31T11:34:04.19">
            <text:p>1031 <text:s/>1134</text:p>
          </table:table-cell>
          <table:table-cell table:style-name="ce7" table:formula="of:=NOW()" office:value-type="date" office:date-value="2021-10-31T11:34:04.19">
            <text:p>1031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31T11:34:04.19">
            <text:p>1031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0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7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8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8">
            <text:p>1031 <text:s/>11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8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8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8">
            <text:p>1031 <text:s/>1134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9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9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9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29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1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1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1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2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2">
            <text:p>1031 <text:s/>11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2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3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3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3">
            <text:p>1031 <text:s/>11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3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3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3">
            <text:p>1031 <text:s/>11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3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4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4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4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4">
            <text:p>1031 <text:s/>1134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5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5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5">
            <text:p>1031 <text:s/>11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5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5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5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6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6">
            <text:p>1031 <text:s/>1134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6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6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7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7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7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7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7">
            <text:p>1031 <text:s/>11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7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8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8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8">
            <text:p>1031 <text:s/>1134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9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39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">
            <text:p>1031 <text:s/>1134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1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1">
            <text:p>1031 <text:s/>1134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1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2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2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3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3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3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4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4">
            <text:p>1031 <text:s/>1134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5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5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5">
            <text:p>1031 <text:s/>1134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5">
            <text:p>1031 <text:s/>1134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5">
            <text:p>1031 <text:s/>1134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6">
            <text:p>1031 <text:s/>1134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6">
            <text:p>1031 <text:s/>1134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6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6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6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6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6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7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7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7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7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7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7">
            <text:p>1031 <text:s/>1134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8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8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8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8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8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8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8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9">
            <text:p>1031 <text:s/>1134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9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9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9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49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">
            <text:p>1031 <text:s/>1134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">
            <text:p>1031 <text:s/>1134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1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1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1">
            <text:p>1031 <text:s/>1134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1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2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2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2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2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2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2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2">
            <text:p>1031 <text:s/>1134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2">
            <text:p>1031 <text:s/>1134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1011"/>
        </table:table-row>
        <table:table-row table:style-name="ro43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31T11:34:04.53">
            <text:p>1031 <text:s/>113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31T11:34:04.53">
            <text:p>2021/10/31 11:3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31T11:34:04.53">
            <text:p>1031 <text:s/>1134</text:p>
          </table:table-cell>
          <table:table-cell table:style-name="ce7" table:formula="of:=NOW()" office:value-type="date" office:date-value="2021-10-31T11:34:04.53">
            <text:p>1031 <text:s/>113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31T11:34:04.53">
            <text:p>1031 <text:s/>113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3">
          <table:table-cell table:number-columns-repeated="11"/>
          <table:table-cell table:style-name="ce7"/>
          <table:table-cell table:number-columns-repeated="1012"/>
        </table:table-row>
        <table:table-row table:style-name="ro3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1" table:number-rows-repeated="1048397">
          <table:table-cell table:number-columns-repeated="1024"/>
        </table:table-row>
        <table:table-row table:style-name="ro3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31">2021/10/31</text:date>, <text:time>11:34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31T11:34:02.70</dc:date>
    <dc:creator>iwabuchi ken</dc:creator>
    <meta:editing-duration>P8DT15H30M59S</meta:editing-duration>
    <meta:editing-cycles>1286</meta:editing-cycles>
    <meta:generator>OpenOffice/4.1.3$Win32 OpenOffice.org_project/413m1$Build-9783</meta:generator>
    <meta:document-statistic meta:table-count="7" meta:cell-count="1680" meta:object-count="0"/>
  </office:meta>
</office:document-meta>
</file>